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2"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Mono" svg:font-family="'Liberation Mono'" style:font-family-generic="modern" style:font-pitch="fixed"/>
    <style:font-face style:name="TheSansMonoConNormal1" svg:font-family="TheSansMonoConNormal" style:font-family-generic="swiss" style:font-pitch="fixed"/>
    <style:font-face style:name="ZapfDingbats1" svg:font-family="ZapfDingbats" style:font-family-generic="decorative" style:font-pitch="variable"/>
    <style:font-face style:name="ZapfDingbats" svg:font-family="ZapfDingbats, 'MS Mincho'"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
      <style:text-properties officeooo:paragraph-rsid="001017ec"/>
    </style:style>
    <style:style style:name="P2" style:family="paragraph" style:parent-style-name="Body_20_Text_20_Cont">
      <style:text-properties officeooo:paragraph-rsid="001017ec"/>
    </style:style>
    <style:style style:name="P3" style:family="paragraph" style:parent-style-name="Body_20_Text_20_Cont">
      <style:text-properties style:use-window-font-color="true" style:font-name="Utopia" fo:font-size="11pt" fo:language="en" fo:country="GB" officeooo:rsid="001c5a1c" officeooo:paragraph-rsid="001c5a1c" style:font-name-asian="Calibri" style:font-size-asian="11pt" style:font-name-complex="Utopia" style:font-size-complex="11pt" style:language-complex="ar" style:country-complex="SA"/>
    </style:style>
    <style:style style:name="P4" style:family="paragraph" style:parent-style-name="Body_20_Text_20_Cont">
      <style:text-properties officeooo:paragraph-rsid="0011e60d"/>
    </style:style>
    <style:style style:name="P5" style:family="paragraph" style:parent-style-name="Body_20_Text_20_Cont">
      <style:text-properties officeooo:rsid="001464fe" officeooo:paragraph-rsid="001464fe"/>
    </style:style>
    <style:style style:name="P6" style:family="paragraph" style:parent-style-name="Body_20_Text_20_Cont">
      <style:text-properties officeooo:paragraph-rsid="0014f7a9"/>
    </style:style>
    <style:style style:name="P7" style:family="paragraph" style:parent-style-name="Body_20_Text_20_Cont">
      <style:text-properties officeooo:rsid="0015975f" officeooo:paragraph-rsid="0015975f"/>
    </style:style>
    <style:style style:name="P8" style:family="paragraph" style:parent-style-name="Body_20_Text_20_Cont">
      <style:text-properties officeooo:paragraph-rsid="0015975f"/>
    </style:style>
    <style:style style:name="P9" style:family="paragraph" style:parent-style-name="Body_20_Text_20_Cont">
      <style:text-properties officeooo:paragraph-rsid="0019d8d1"/>
    </style:style>
    <style:style style:name="P10" style:family="paragraph" style:parent-style-name="Body_20_Text_20_Cont">
      <style:text-properties officeooo:rsid="001af4ad" officeooo:paragraph-rsid="001af4ad"/>
    </style:style>
    <style:style style:name="P11" style:family="paragraph" style:parent-style-name="Body_20_Text_20_Cont">
      <style:text-properties officeooo:paragraph-rsid="001af4ad"/>
    </style:style>
    <style:style style:name="P12" style:family="paragraph" style:parent-style-name="Body_20_Text_20_Cont">
      <style:text-properties officeooo:rsid="001c5a1c" officeooo:paragraph-rsid="001c5a1c"/>
    </style:style>
    <style:style style:name="P13" style:family="paragraph" style:parent-style-name="Body_20_Text_20_Cont">
      <style:text-properties officeooo:paragraph-rsid="001c5a1c"/>
    </style:style>
    <style:style style:name="P14" style:family="paragraph" style:parent-style-name="Body_20_Text_20_First">
      <style:text-properties officeooo:paragraph-rsid="000adef1"/>
    </style:style>
    <style:style style:name="P15" style:family="paragraph" style:parent-style-name="Body_20_Text_20_First">
      <style:text-properties officeooo:paragraph-rsid="001464fe"/>
    </style:style>
    <style:style style:name="P16" style:family="paragraph" style:parent-style-name="Body_20_Text_20_First">
      <style:text-properties officeooo:paragraph-rsid="0009e2d7"/>
    </style:style>
    <style:style style:name="P17" style:family="paragraph" style:parent-style-name="Body_20_Text_20_First">
      <style:text-properties officeooo:paragraph-rsid="0019d8d1"/>
    </style:style>
    <style:style style:name="P18" style:family="paragraph" style:parent-style-name="Body_20_Text_20_First">
      <style:text-properties officeooo:paragraph-rsid="001af4ad"/>
    </style:style>
    <style:style style:name="P19" style:family="paragraph" style:parent-style-name="Body_20_Text_20_First">
      <style:text-properties officeooo:paragraph-rsid="001c5a1c"/>
    </style:style>
    <style:style style:name="P20" style:family="paragraph" style:parent-style-name="Body_20_Text_20_First">
      <style:text-properties officeooo:paragraph-rsid="0020a4ca"/>
    </style:style>
    <style:style style:name="P21" style:family="paragraph" style:parent-style-name="Chapter_20_Number" style:master-page-name="Standard">
      <style:paragraph-properties style:page-number="auto"/>
      <style:text-properties officeooo:paragraph-rsid="00054f58"/>
    </style:style>
    <style:style style:name="P22" style:family="paragraph" style:parent-style-name="Chapter_20_Title">
      <style:text-properties style:use-window-font-color="true" style:font-name="Arial" fo:font-size="30pt" fo:language="en" fo:country="US" fo:font-weight="bold" officeooo:rsid="00054f58" officeooo:paragraph-rsid="00054f58" style:font-name-asian="Times New Roman" style:font-size-asian="30pt" style:font-weight-asian="bold" style:font-name-complex="Times New Roman" style:font-size-complex="24pt" style:language-complex="ar" style:country-complex="SA"/>
    </style:style>
    <style:style style:name="P23" style:family="paragraph" style:parent-style-name="Code">
      <style:text-properties style:font-name="TheSansMonoConNormal1" officeooo:paragraph-rsid="0019d8d1"/>
    </style:style>
    <style:style style:name="P24" style:family="paragraph" style:parent-style-name="Code">
      <style:text-properties style:use-window-font-color="true" style:font-name="TheSansMonoConNormal1" fo:font-size="11pt" fo:language="en" fo:country="US" fo:font-weight="normal" officeooo:rsid="0011a28f" officeooo:paragraph-rsid="0011a28f" style:font-name-asian="Times New Roman" style:font-size-asian="11pt" style:language-asian="none" style:country-asian="none" style:font-weight-asian="normal" style:font-name-complex="Times New Roman" style:font-size-complex="11pt" style:language-complex="ar" style:country-complex="SA"/>
    </style:style>
    <style:style style:name="P25" style:family="paragraph" style:parent-style-name="Code">
      <style:text-properties style:use-window-font-color="true" style:font-name="TheSansMonoConNormal1" fo:font-size="11pt" fo:language="en" fo:country="US" fo:font-weight="normal" officeooo:rsid="0011a28f" officeooo:paragraph-rsid="0015975f" style:font-name-asian="Times New Roman" style:font-size-asian="11pt" style:language-asian="none" style:country-asian="none" style:font-weight-asian="normal" style:font-name-complex="Times New Roman" style:font-size-complex="11pt" style:language-complex="ar" style:country-complex="SA"/>
    </style:style>
    <style:style style:name="P26" style:family="paragraph" style:parent-style-name="Code">
      <style:text-properties style:use-window-font-color="true" style:font-name="TheSansMonoConNormal1" fo:font-size="11pt" fo:language="en" fo:country="US" fo:font-weight="normal" officeooo:rsid="0011a28f" officeooo:paragraph-rsid="00229c49" style:font-name-asian="Times New Roman" style:font-size-asian="11pt" style:language-asian="none" style:country-asian="none" style:font-weight-asian="normal" style:font-name-complex="Times New Roman" style:font-size-complex="11pt" style:language-complex="ar" style:country-complex="SA"/>
    </style:style>
    <style:style style:name="P27" style:family="paragraph" style:parent-style-name="Code">
      <style:text-properties style:use-window-font-color="true" style:font-name="TheSansMonoConNormal1" fo:font-size="11pt" fo:language="en" fo:country="US" fo:font-weight="normal" officeooo:rsid="00229c49" officeooo:paragraph-rsid="00229c49" style:font-name-asian="Times New Roman" style:font-size-asian="11pt" style:language-asian="none" style:country-asian="none" style:font-weight-asian="normal" style:font-name-complex="Times New Roman" style:font-size-complex="11pt" style:language-complex="ar" style:country-complex="SA"/>
    </style:style>
    <style:style style:name="P28" style:family="paragraph" style:parent-style-name="Code">
      <style:text-properties style:use-window-font-color="true" style:font-name="TheSansMonoConNormal1" fo:font-size="11pt" fo:language="en" fo:country="GB" officeooo:rsid="0019d8d1" officeooo:paragraph-rsid="0019d8d1" style:font-name-asian="Calibri" style:font-size-asian="11pt" style:language-asian="none" style:country-asian="none" style:font-name-complex="Utopia" style:font-size-complex="11pt" style:language-complex="ar" style:country-complex="SA"/>
    </style:style>
    <style:style style:name="P29" style:family="paragraph" style:parent-style-name="Code">
      <style:text-properties fo:font-size="11pt" style:font-size-asian="11pt" style:font-size-complex="11pt"/>
    </style:style>
    <style:style style:name="P30" style:family="paragraph" style:parent-style-name="Code">
      <style:text-properties fo:font-size="11pt" officeooo:paragraph-rsid="0011a28f" style:font-size-asian="11pt" style:font-size-complex="11pt"/>
    </style:style>
    <style:style style:name="P31" style:family="paragraph" style:parent-style-name="Code">
      <style:text-properties fo:font-size="11pt" officeooo:rsid="0011a28f" officeooo:paragraph-rsid="0011a28f" style:font-size-asian="11pt" style:font-size-complex="11pt"/>
    </style:style>
    <style:style style:name="P32" style:family="paragraph" style:parent-style-name="Code">
      <style:text-properties fo:font-size="11pt" officeooo:rsid="0011a28f" officeooo:paragraph-rsid="0015975f" style:font-size-asian="11pt" style:font-size-complex="11pt"/>
    </style:style>
    <style:style style:name="P33" style:family="paragraph" style:parent-style-name="Code">
      <style:text-properties fo:font-size="11pt" officeooo:rsid="0011a28f" officeooo:paragraph-rsid="00163f09" style:font-size-asian="11pt" style:font-size-complex="11pt"/>
    </style:style>
    <style:style style:name="P34" style:family="paragraph" style:parent-style-name="Code">
      <style:text-properties fo:font-size="11pt" officeooo:paragraph-rsid="0015975f" style:font-size-asian="11pt" style:font-size-complex="11pt"/>
    </style:style>
    <style:style style:name="P35" style:family="paragraph" style:parent-style-name="Code">
      <style:text-properties fo:font-size="11pt" officeooo:rsid="0015975f" officeooo:paragraph-rsid="0015975f" style:font-size-asian="11pt" style:font-size-complex="11pt"/>
    </style:style>
    <style:style style:name="P36" style:family="paragraph" style:parent-style-name="Code">
      <style:text-properties fo:font-size="11pt" officeooo:rsid="0015975f" officeooo:paragraph-rsid="00163f09" style:font-size-asian="11pt" style:font-size-complex="11pt"/>
    </style:style>
    <style:style style:name="P37" style:family="paragraph" style:parent-style-name="Code">
      <style:text-properties fo:font-size="11pt" officeooo:paragraph-rsid="00163f09" style:font-size-asian="11pt" style:font-size-complex="11pt"/>
    </style:style>
    <style:style style:name="P38" style:family="paragraph" style:parent-style-name="Code">
      <style:text-properties fo:font-size="11pt" officeooo:rsid="00163f09" officeooo:paragraph-rsid="00163f09" style:font-size-asian="11pt" style:font-size-complex="11pt"/>
    </style:style>
    <style:style style:name="P39" style:family="paragraph" style:parent-style-name="Code">
      <style:text-properties officeooo:paragraph-rsid="00163f09"/>
    </style:style>
    <style:style style:name="P40" style:family="paragraph" style:parent-style-name="Code">
      <style:text-properties officeooo:paragraph-rsid="0019d8d1"/>
    </style:style>
    <style:style style:name="P41" style:family="paragraph" style:parent-style-name="Code">
      <style:text-properties officeooo:paragraph-rsid="001af4ad"/>
    </style:style>
    <style:style style:name="P42" style:family="paragraph" style:parent-style-name="Code">
      <style:text-properties officeooo:rsid="001c5a1c" officeooo:paragraph-rsid="001c5a1c"/>
    </style:style>
    <style:style style:name="P43" style:family="paragraph" style:parent-style-name="Code">
      <style:text-properties officeooo:paragraph-rsid="001c5a1c"/>
    </style:style>
    <style:style style:name="P44" style:family="paragraph" style:parent-style-name="Code">
      <style:text-properties officeooo:paragraph-rsid="0020a4ca"/>
    </style:style>
    <style:style style:name="P45" style:family="paragraph" style:parent-style-name="Code">
      <style:text-properties officeooo:paragraph-rsid="0028e1dd"/>
    </style:style>
    <style:style style:name="P46" style:family="paragraph" style:parent-style-name="Code">
      <style:text-properties officeooo:paragraph-rsid="00295f4c"/>
    </style:style>
    <style:style style:name="P47" style:family="paragraph" style:parent-style-name="Code_20_Caption">
      <style:text-properties officeooo:paragraph-rsid="000dd095"/>
    </style:style>
    <style:style style:name="P48" style:family="paragraph" style:parent-style-name="Code_20_Caption">
      <style:text-properties officeooo:paragraph-rsid="0015975f"/>
    </style:style>
    <style:style style:name="P49" style:family="paragraph" style:parent-style-name="Code_20_Caption">
      <style:text-properties officeooo:paragraph-rsid="00163f09"/>
    </style:style>
    <style:style style:name="P50" style:family="paragraph" style:parent-style-name="Heading_20_1">
      <style:text-properties officeooo:paragraph-rsid="0007af82"/>
    </style:style>
    <style:style style:name="P51" style:family="paragraph" style:parent-style-name="Heading_20_1">
      <style:text-properties officeooo:rsid="0009e2d7" officeooo:paragraph-rsid="0015975f"/>
    </style:style>
    <style:style style:name="P52" style:family="paragraph" style:parent-style-name="Heading_20_1">
      <style:text-properties officeooo:paragraph-rsid="0013023d"/>
    </style:style>
    <style:style style:name="P53" style:family="paragraph" style:parent-style-name="Heading_20_2">
      <style:text-properties officeooo:rsid="0019d8d1" officeooo:paragraph-rsid="0019d8d1"/>
    </style:style>
    <style:style style:name="P54" style:family="paragraph" style:parent-style-name="Heading_20_2">
      <style:text-properties officeooo:paragraph-rsid="0019d8d1"/>
    </style:style>
    <style:style style:name="P55" style:family="paragraph" style:parent-style-name="Heading_20_2">
      <style:text-properties officeooo:paragraph-rsid="001c5a1c"/>
    </style:style>
    <style:style style:name="P56" style:family="paragraph" style:parent-style-name="Heading_20_2">
      <style:text-properties officeooo:paragraph-rsid="0020a4ca"/>
    </style:style>
    <style:style style:name="P57" style:family="paragraph" style:parent-style-name="Standard">
      <style:text-properties fo:text-transform="uppercase" style:use-window-font-color="true" style:font-name="Arial" fo:font-size="14pt" fo:language="en" fo:country="US" fo:font-weight="bold" officeooo:rsid="00054f58" officeooo:paragraph-rsid="00054f58" style:font-name-asian="Times New Roman" style:font-size-asian="14pt" style:font-weight-asian="bold" style:font-name-complex="Times New Roman" style:font-size-complex="14pt" style:language-complex="ar" style:country-complex="SA"/>
    </style:style>
    <style:style style:name="P58" style:family="paragraph" style:parent-style-name="Standard">
      <style:paragraph-properties fo:text-align="justify" style:justify-single-word="false"/>
      <style:text-properties officeooo:paragraph-rsid="00054f58"/>
    </style:style>
    <style:style style:name="P59" style:family="paragraph" style:parent-style-name="Standard">
      <style:text-properties fo:color="#bfbfbf" style:font-name="ZapfDingbats2" fo:font-size="14pt" officeooo:paragraph-rsid="00054f58" style:font-name-asian="ZapfDingbats2" style:font-size-asian="14pt" style:font-name-complex="ZapfDingbats2" style:font-size-complex="14pt"/>
    </style:style>
    <style:style style:name="T1" style:family="text">
      <style:text-properties officeooo:rsid="00054f58"/>
    </style:style>
    <style:style style:name="T2" style:family="text">
      <style:text-properties fo:language="en" fo:country="US" officeooo:rsid="001017ec" style:font-name-asian="Times New Roman" style:font-name-complex="Times New Roman" style:language-complex="ar" style:country-complex="SA"/>
    </style:style>
    <style:style style:name="T3" style:family="text">
      <style:text-properties fo:language="en" fo:country="US" officeooo:rsid="0011a28f" style:font-name-asian="Times New Roman" style:font-name-complex="Times New Roman" style:language-complex="ar" style:country-complex="SA"/>
    </style:style>
    <style:style style:name="T4" style:family="text">
      <style:text-properties officeooo:rsid="0007af82"/>
    </style:style>
    <style:style style:name="T5" style:family="text">
      <style:text-properties style:use-window-font-color="true" style:font-name="Times New Roman" fo:font-size="11.5pt" fo:language="en" fo:country="US" officeooo:rsid="000adef1" style:font-name-asian="Times New Roman" style:font-size-asian="11.5pt" style:font-name-complex="Times New Roman" style:font-size-complex="10pt" style:language-complex="ar" style:country-complex="SA"/>
    </style:style>
    <style:style style:name="T6" style:family="text">
      <style:text-properties style:use-window-font-color="true" style:font-name="Times New Roman" fo:font-size="11.5pt" fo:language="en" fo:country="US" officeooo:rsid="000c93c9" style:font-name-asian="Times New Roman" style:font-size-asian="11.5pt" style:font-name-complex="Times New Roman" style:font-size-complex="10pt" style:language-complex="ar" style:country-complex="SA"/>
    </style:style>
    <style:style style:name="T7" style:family="text">
      <style:text-properties style:use-window-font-color="true" style:font-name="Times New Roman" fo:font-size="11.5pt" fo:language="en" fo:country="US" officeooo:rsid="000dd095" style:font-name-asian="Times New Roman" style:font-size-asian="11.5pt" style:font-name-complex="Times New Roman" style:font-size-complex="10pt" style:language-complex="ar" style:country-complex="SA"/>
    </style:style>
    <style:style style:name="T8" style:family="text">
      <style:text-properties style:use-window-font-color="true" style:font-name="Times New Roman" fo:font-size="11.5pt" fo:language="en" fo:country="US" officeooo:rsid="000e936d" style:font-name-asian="Times New Roman" style:font-size-asian="11.5pt" style:font-name-complex="Times New Roman" style:font-size-complex="10pt" style:language-complex="ar" style:country-complex="SA"/>
    </style:style>
    <style:style style:name="T9" style:family="text">
      <style:text-properties style:use-window-font-color="true" style:font-name="Times New Roman" fo:font-size="11.5pt" fo:language="en" fo:country="US" officeooo:rsid="001017ec" style:font-name-asian="Times New Roman" style:font-size-asian="11.5pt" style:font-name-complex="Times New Roman" style:font-size-complex="10pt" style:language-complex="ar" style:country-complex="SA"/>
    </style:style>
    <style:style style:name="T10" style:family="text">
      <style:text-properties style:use-window-font-color="true" style:font-name="Times New Roman" fo:font-size="11.5pt" fo:language="en" fo:country="US" officeooo:rsid="0011a28f" style:font-name-asian="Times New Roman" style:font-size-asian="11.5pt" style:font-name-complex="Times New Roman" style:font-size-complex="10pt" style:language-complex="ar" style:country-complex="SA"/>
    </style:style>
    <style:style style:name="T11" style:family="text">
      <style:text-properties style:use-window-font-color="true" style:font-name="Times New Roman" fo:font-size="11.5pt" fo:language="en" fo:country="US" officeooo:rsid="0011e60d" style:font-name-asian="Times New Roman" style:font-size-asian="11.5pt" style:font-name-complex="Times New Roman" style:font-size-complex="10pt" style:language-complex="ar" style:country-complex="SA"/>
    </style:style>
    <style:style style:name="T12" style:family="text">
      <style:text-properties style:use-window-font-color="true" style:font-name="Times New Roman" fo:font-size="11pt" fo:language="en" fo:country="US" fo:font-style="italic" officeooo:rsid="0011a28f" style:font-name-asian="Times New Roman" style:font-size-asian="11pt" style:language-asian="none" style:country-asian="none" style:font-style-asian="italic" style:font-name-complex="Times New Roman" style:font-size-complex="10pt" style:language-complex="ar" style:country-complex="SA"/>
    </style:style>
    <style:style style:name="T13" style:family="text">
      <style:text-properties style:use-window-font-color="true" style:font-name="Times New Roman" fo:font-size="11pt" fo:language="en" fo:country="US" fo:font-style="italic" officeooo:rsid="00163f09" style:font-name-asian="Times New Roman" style:font-size-asian="11pt" style:language-asian="none" style:country-asian="none" style:font-style-asian="italic" style:font-name-complex="Times New Roman" style:font-size-complex="10pt" style:language-complex="ar" style:country-complex="SA"/>
    </style:style>
    <style:style style:name="T14" style:family="text">
      <style:text-properties style:use-window-font-color="true" style:font-name="TheSansMonoConNormal1" fo:language="en" fo:country="US" fo:font-weight="normal" style:font-name-asian="Times New Roman" style:language-asian="none" style:country-asian="none" style:font-weight-asian="normal" style:font-name-complex="Times New Roman" style:language-complex="ar" style:country-complex="SA"/>
    </style:style>
    <style:style style:name="T15" style:family="text">
      <style:text-properties style:use-window-font-color="true" style:font-name="TheSansMonoConNormal1" fo:language="en" fo:country="US" fo:font-weight="normal" officeooo:rsid="0011a28f" style:font-name-asian="Times New Roman" style:language-asian="none" style:country-asian="none" style:font-weight-asian="normal" style:font-name-complex="Times New Roman" style:language-complex="ar" style:country-complex="SA"/>
    </style:style>
    <style:style style:name="T16" style:family="text">
      <style:text-properties style:use-window-font-color="true" style:font-name="TheSansMonoConNormal1" fo:language="en" fo:country="US" fo:font-weight="normal" officeooo:rsid="0015975f" style:font-name-asian="Times New Roman" style:language-asian="none" style:country-asian="none" style:font-weight-asian="normal" style:font-name-complex="Times New Roman" style:language-complex="ar" style:country-complex="SA"/>
    </style:style>
    <style:style style:name="T17" style:family="text">
      <style:text-properties style:use-window-font-color="true" style:font-name="TheSansMonoConNormal1" fo:language="en" fo:country="US" fo:font-weight="normal" officeooo:rsid="00163f09" style:font-name-asian="Times New Roman" style:language-asian="none" style:country-asian="none" style:font-weight-asian="normal" style:font-name-complex="Times New Roman" style:language-complex="ar" style:country-complex="SA"/>
    </style:style>
    <style:style style:name="T18" style:family="text">
      <style:text-properties style:use-window-font-color="true" style:font-name="TheSansMonoConNormal1" fo:language="en" fo:country="US" fo:font-weight="normal" officeooo:rsid="00246ff1" style:font-name-asian="Times New Roman" style:language-asian="none" style:country-asian="none" style:font-weight-asian="normal" style:font-name-complex="Times New Roman" style:language-complex="ar" style:country-complex="SA"/>
    </style:style>
    <style:style style:name="T19" style:family="text">
      <style:text-properties style:use-window-font-color="true" style:font-name="TheSansMonoConNormal1" fo:language="en" fo:country="US" officeooo:rsid="000dd095" style:font-name-asian="Times New Roman" style:font-name-complex="Times New Roman" style:language-complex="ar" style:country-complex="SA"/>
    </style:style>
    <style:style style:name="T20" style:family="text">
      <style:text-properties style:use-window-font-color="true" style:font-name="TheSansMonoConNormal1" fo:font-size="11pt" fo:language="en" fo:country="US" fo:font-weight="normal" officeooo:rsid="0011a28f" style:font-name-asian="Times New Roman" style:font-size-asian="11pt" style:language-asian="none" style:country-asian="none" style:font-weight-asian="normal" style:font-name-complex="Times New Roman" style:font-size-complex="11pt" style:language-complex="ar" style:country-complex="SA"/>
    </style:style>
    <style:style style:name="T21" style:family="text">
      <style:text-properties style:use-window-font-color="true" style:font-name="TheSansMonoConNormal1" fo:font-size="11pt" fo:language="en" fo:country="US" fo:font-weight="normal" officeooo:rsid="0015975f" style:font-name-asian="Times New Roman" style:font-size-asian="11pt" style:language-asian="none" style:country-asian="none" style:font-weight-asian="normal" style:font-name-complex="Times New Roman" style:font-size-complex="11pt" style:language-complex="ar" style:country-complex="SA"/>
    </style:style>
    <style:style style:name="T22" style:family="text">
      <style:text-properties style:use-window-font-color="true" style:font-name="TheSansMonoConNormal1" fo:font-size="11pt" fo:language="en" fo:country="US" fo:font-weight="normal" officeooo:rsid="00163f09" style:font-name-asian="Times New Roman" style:font-size-asian="11pt" style:language-asian="none" style:country-asian="none" style:font-weight-asian="normal" style:font-name-complex="Times New Roman" style:font-size-complex="11pt" style:language-complex="ar" style:country-complex="SA"/>
    </style:style>
    <style:style style:name="T23" style:family="text">
      <style:text-properties style:use-window-font-color="true" style:font-name="TheSansMonoConNormal1" fo:font-size="11pt" fo:language="en" fo:country="GB" style:font-name-asian="Calibri" style:font-size-asian="11pt" style:font-name-complex="Utopia" style:font-size-complex="11pt" style:language-complex="ar" style:country-complex="SA"/>
    </style:style>
    <style:style style:name="T24" style:family="text">
      <style:text-properties style:use-window-font-color="true" style:font-name="TheSansMonoConNormal1" fo:font-size="11pt" fo:language="en" fo:country="GB" officeooo:rsid="0019d8d1" style:font-name-asian="Calibri" style:font-size-asian="11pt" style:font-name-complex="Utopia" style:font-size-complex="11pt" style:language-complex="ar" style:country-complex="SA"/>
    </style:style>
    <style:style style:name="T25" style:family="text">
      <style:text-properties style:use-window-font-color="true" style:font-name="TheSansMonoConNormal1" fo:font-size="11pt" fo:language="en" fo:country="GB" style:font-name-asian="Calibri" style:font-size-asian="11pt" style:language-asian="none" style:country-asian="none" style:font-name-complex="Utopia" style:font-size-complex="11pt" style:language-complex="ar" style:country-complex="SA"/>
    </style:style>
    <style:style style:name="T26" style:family="text">
      <style:text-properties style:use-window-font-color="true" style:font-name="TheSansMonoConNormal1" fo:font-size="11pt" fo:language="en" fo:country="GB" officeooo:rsid="0019d8d1" style:font-name-asian="Calibri" style:font-size-asian="11pt" style:language-asian="none" style:country-asian="none" style:font-name-complex="Utopia" style:font-size-complex="11pt" style:language-complex="ar" style:country-complex="SA"/>
    </style:style>
    <style:style style:name="T27" style:family="text">
      <style:text-properties style:use-window-font-color="true" style:font-name="TheSansMonoConNormal1" fo:font-size="11pt" fo:language="en" fo:country="GB" officeooo:rsid="001c5a1c" style:font-name-asian="Calibri" style:font-size-asian="11pt" style:language-asian="none" style:country-asian="none" style:font-name-complex="Utopia" style:font-size-complex="11pt" style:language-complex="ar" style:country-complex="SA"/>
    </style:style>
    <style:style style:name="T28" style:family="text">
      <style:text-properties style:use-window-font-color="true" style:font-name="TheSansMonoConNormal" fo:font-size="11pt" fo:language="none" fo:country="none" style:font-name-asian="Calibri" style:font-size-asian="11pt" style:language-asian="none" style:country-asian="none" style:font-name-complex="TheSansMonoConNormal" style:font-size-complex="11pt" style:language-complex="ar" style:country-complex="SA"/>
    </style:style>
    <style:style style:name="T29" style:family="text">
      <style:text-properties style:use-window-font-color="true" style:font-name="TheSansMonoConNormal" fo:font-size="11pt" fo:language="none" fo:country="none" officeooo:rsid="0019d8d1" style:font-name-asian="Calibri" style:font-size-asian="11pt" style:language-asian="none" style:country-asian="none" style:font-name-complex="TheSansMonoConNormal" style:font-size-complex="11pt" style:language-complex="ar" style:country-complex="SA"/>
    </style:style>
    <style:style style:name="T30" style:family="text">
      <style:text-properties style:use-window-font-color="true" style:font-name="TheSansMonoConNormal" fo:font-size="11pt" fo:language="none" fo:country="none" officeooo:rsid="001af4ad" style:font-name-asian="Calibri" style:font-size-asian="11pt" style:language-asian="none" style:country-asian="none" style:font-name-complex="TheSansMonoConNormal" style:font-size-complex="11pt" style:language-complex="ar" style:country-complex="SA"/>
    </style:style>
    <style:style style:name="T31" style:family="text">
      <style:text-properties style:use-window-font-color="true" style:font-name="TheSansMonoConNormal" fo:font-size="11pt" fo:language="none" fo:country="none" officeooo:rsid="001c5a1c" style:font-name-asian="Calibri" style:font-size-asian="11pt" style:language-asian="none" style:country-asian="none" style:font-name-complex="TheSansMonoConNormal" style:font-size-complex="11pt" style:language-complex="ar" style:country-complex="SA"/>
    </style:style>
    <style:style style:name="T32" style:family="text">
      <style:text-properties style:use-window-font-color="true" style:font-name="TheSansMonoConNormal" fo:font-size="11pt" fo:language="none" fo:country="none" officeooo:rsid="0020a4ca" style:font-name-asian="Calibri" style:font-size-asian="11pt" style:language-asian="none" style:country-asian="none" style:font-name-complex="TheSansMonoConNormal" style:font-size-complex="11pt" style:language-complex="ar" style:country-complex="SA"/>
    </style:style>
    <style:style style:name="T33" style:family="text">
      <style:text-properties style:use-window-font-color="true" style:font-name="TheSansMonoConNormal" fo:font-size="11pt" fo:language="none" fo:country="none" officeooo:rsid="0027945b" style:font-name-asian="Calibri" style:font-size-asian="11pt" style:language-asian="none" style:country-asian="none" style:font-name-complex="TheSansMonoConNormal" style:font-size-complex="11pt" style:language-complex="ar" style:country-complex="SA"/>
    </style:style>
    <style:style style:name="T34" style:family="text">
      <style:text-properties style:use-window-font-color="true" style:font-name="TheSansMonoConNormal" fo:font-size="11pt" fo:language="none" fo:country="none" officeooo:rsid="00295f4c" style:font-name-asian="Calibri" style:font-size-asian="11pt" style:language-asian="none" style:country-asian="none" style:font-name-complex="TheSansMonoConNormal" style:font-size-complex="11pt" style:language-complex="ar" style:country-complex="SA"/>
    </style:style>
    <style:style style:name="T35"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36" style:family="text">
      <style:text-properties style:use-window-font-color="true" style:font-name="Utopia" fo:font-size="11pt" fo:language="en" fo:country="GB" officeooo:rsid="0013023d" style:font-name-asian="Calibri" style:font-size-asian="11pt" style:font-name-complex="Utopia" style:font-size-complex="11pt" style:language-complex="ar" style:country-complex="SA"/>
    </style:style>
    <style:style style:name="T37" style:family="text">
      <style:text-properties style:use-window-font-color="true" style:font-name="Utopia" fo:font-size="11pt" fo:language="en" fo:country="GB" officeooo:rsid="001464fe" style:font-name-asian="Calibri" style:font-size-asian="11pt" style:font-name-complex="Utopia" style:font-size-complex="11pt" style:language-complex="ar" style:country-complex="SA"/>
    </style:style>
    <style:style style:name="T38" style:family="text">
      <style:text-properties style:use-window-font-color="true" style:font-name="Utopia" fo:font-size="11pt" fo:language="en" fo:country="GB" officeooo:rsid="0014f7a9" style:font-name-asian="Calibri" style:font-size-asian="11pt" style:font-name-complex="Utopia" style:font-size-complex="11pt" style:language-complex="ar" style:country-complex="SA"/>
    </style:style>
    <style:style style:name="T39" style:family="text">
      <style:text-properties style:use-window-font-color="true" style:font-name="Utopia" fo:font-size="11pt" fo:language="en" fo:country="GB" officeooo:rsid="0015975f" style:font-name-asian="Calibri" style:font-size-asian="11pt" style:font-name-complex="Utopia" style:font-size-complex="11pt" style:language-complex="ar" style:country-complex="SA"/>
    </style:style>
    <style:style style:name="T40" style:family="text">
      <style:text-properties style:use-window-font-color="true" style:font-name="Utopia" fo:font-size="11pt" fo:language="en" fo:country="GB" officeooo:rsid="00163f09" style:font-name-asian="Calibri" style:font-size-asian="11pt" style:font-name-complex="Utopia" style:font-size-complex="11pt" style:language-complex="ar" style:country-complex="SA"/>
    </style:style>
    <style:style style:name="T41" style:family="text">
      <style:text-properties style:use-window-font-color="true" style:font-name="Utopia" fo:font-size="11pt" fo:language="en" fo:country="GB" officeooo:rsid="0019d8d1" style:font-name-asian="Calibri" style:font-size-asian="11pt" style:font-name-complex="Utopia" style:font-size-complex="11pt" style:language-complex="ar" style:country-complex="SA"/>
    </style:style>
    <style:style style:name="T42" style:family="text">
      <style:text-properties style:use-window-font-color="true" style:font-name="Utopia" fo:font-size="11pt" fo:language="en" fo:country="GB" officeooo:rsid="001af4ad" style:font-name-asian="Calibri" style:font-size-asian="11pt" style:font-name-complex="Utopia" style:font-size-complex="11pt" style:language-complex="ar" style:country-complex="SA"/>
    </style:style>
    <style:style style:name="T43" style:family="text">
      <style:text-properties style:use-window-font-color="true" style:font-name="Utopia" fo:font-size="11pt" fo:language="en" fo:country="GB" officeooo:rsid="001c5a1c" style:font-name-asian="Calibri" style:font-size-asian="11pt" style:font-name-complex="Utopia" style:font-size-complex="11pt" style:language-complex="ar" style:country-complex="SA"/>
    </style:style>
    <style:style style:name="T44" style:family="text">
      <style:text-properties style:use-window-font-color="true" style:font-name="Utopia" fo:font-size="11pt" fo:language="en" fo:country="GB" officeooo:rsid="0020a4ca" style:font-name-asian="Calibri" style:font-size-asian="11pt" style:font-name-complex="Utopia" style:font-size-complex="11pt" style:language-complex="ar" style:country-complex="SA"/>
    </style:style>
    <style:style style:name="T45" style:family="text">
      <style:text-properties style:use-window-font-color="true" style:font-name="Utopia" fo:font-size="11pt" fo:language="en" fo:country="GB" officeooo:rsid="0028e1dd" style:font-name-asian="Calibri" style:font-size-asian="11pt" style:font-name-complex="Utopia" style:font-size-complex="11pt" style:language-complex="ar" style:country-complex="SA"/>
    </style:style>
    <style:style style:name="T46" style:family="text">
      <style:text-properties style:use-window-font-color="true" style:font-name="Utopia" fo:font-size="11pt" fo:language="en" fo:country="GB" fo:font-weight="bold" style:font-name-asian="Calibri" style:font-size-asian="11pt" style:font-weight-asian="bold" style:font-name-complex="Utopia" style:font-size-complex="11pt" style:language-complex="ar" style:country-complex="SA" style:font-weight-complex="bold"/>
    </style:style>
    <style:style style:name="T47" style:family="text">
      <style:text-properties style:use-window-font-color="true" style:font-name="Utopia" fo:font-size="11pt" fo:language="en" fo:country="GB" fo:font-weight="normal" style:font-name-asian="Calibri" style:font-size-asian="11pt" style:font-weight-asian="normal" style:font-name-complex="Utopia" style:font-size-complex="11pt" style:language-complex="ar" style:country-complex="SA" style:font-weight-complex="normal"/>
    </style:style>
    <style:style style:name="T48" style:family="text">
      <style:text-properties style:use-window-font-color="true" fo:font-size="11pt" fo:language="en" fo:country="GB" style:font-name-asian="Calibri" style:font-size-asian="11pt" style:font-name-complex="Utopia" style:font-size-complex="11pt" style:language-complex="ar" style:country-complex="SA"/>
    </style:style>
    <style:style style:name="T49" style:family="text">
      <style:text-properties style:use-window-font-color="true" fo:font-size="11pt" fo:language="en" fo:country="GB" officeooo:rsid="0019d8d1" style:font-name-asian="Calibri" style:font-size-asian="11pt" style:font-name-complex="Utopia" style:font-size-complex="11pt" style:language-complex="ar" style:country-complex="SA"/>
    </style:style>
    <style:style style:name="T50" style:family="text">
      <style:text-properties style:use-window-font-color="true" fo:language="en" fo:country="GB" fo:font-weight="bold" style:font-name-asian="Calibri" style:font-weight-asian="bold" style:font-size-complex="11pt" style:language-complex="ar" style:country-complex="SA" style:font-weight-complex="bold"/>
    </style:style>
    <style:style style:name="T51" style:family="text">
      <style:text-properties officeooo:rsid="000adef1"/>
    </style:style>
    <style:style style:name="T52" style:family="text">
      <style:text-properties officeooo:rsid="000dd095"/>
    </style:style>
    <style:style style:name="T53" style:family="text">
      <style:text-properties fo:font-weight="bold" officeooo:rsid="000dd095" style:font-weight-asian="bold" style:font-weight-complex="bold"/>
    </style:style>
    <style:style style:name="T54" style:family="text">
      <style:text-properties fo:font-weight="bold" officeooo:rsid="00163f09" style:font-weight-asian="bold" style:font-weight-complex="bold"/>
    </style:style>
    <style:style style:name="T55" style:family="text">
      <style:text-properties fo:font-weight="bold" officeooo:rsid="001d3bbd" style:font-weight-asian="bold" style:font-weight-complex="bold"/>
    </style:style>
    <style:style style:name="T56" style:family="text">
      <style:text-properties officeooo:rsid="000e936d"/>
    </style:style>
    <style:style style:name="T57" style:family="text">
      <style:text-properties officeooo:rsid="0013023d"/>
    </style:style>
    <style:style style:name="T58" style:family="text">
      <style:text-properties officeooo:rsid="001464fe"/>
    </style:style>
    <style:style style:name="T59" style:family="text">
      <style:text-properties fo:language="en" fo:country="GB" style:font-name-asian="Calibri" style:font-size-complex="11pt" style:language-complex="ar" style:country-complex="SA"/>
    </style:style>
    <style:style style:name="T60" style:family="text">
      <style:text-properties fo:language="en" fo:country="GB" officeooo:rsid="0015975f" style:font-name-asian="Calibri" style:font-size-complex="11pt" style:language-complex="ar" style:country-complex="SA"/>
    </style:style>
    <style:style style:name="T61" style:family="text">
      <style:text-properties fo:language="en" fo:country="GB" officeooo:rsid="00163f09" style:font-name-asian="Calibri" style:font-size-complex="11pt" style:language-complex="ar" style:country-complex="SA"/>
    </style:style>
    <style:style style:name="T62" style:family="text">
      <style:text-properties fo:language="en" fo:country="GB" officeooo:rsid="0019d8d1" style:font-name-asian="Calibri" style:font-size-complex="11pt" style:language-complex="ar" style:country-complex="SA"/>
    </style:style>
    <style:style style:name="T63" style:family="text">
      <style:text-properties fo:language="en" fo:country="GB" officeooo:rsid="001af4ad" style:font-name-asian="Calibri" style:font-size-complex="11pt" style:language-complex="ar" style:country-complex="SA"/>
    </style:style>
    <style:style style:name="T64" style:family="text">
      <style:text-properties officeooo:rsid="0014f7a9"/>
    </style:style>
    <style:style style:name="T65" style:family="text">
      <style:text-properties officeooo:rsid="0015975f"/>
    </style:style>
    <style:style style:name="T66" style:family="text">
      <style:text-properties officeooo:rsid="00163f09"/>
    </style:style>
    <style:style style:name="T67" style:family="text">
      <style:text-properties officeooo:rsid="0019d8d1"/>
    </style:style>
    <style:style style:name="T68" style:family="text">
      <style:text-properties fo:font-size="18pt" style:font-size-asian="18pt" style:font-size-complex="18pt"/>
    </style:style>
    <style:style style:name="T69" style:family="text">
      <style:text-properties fo:font-size="18pt" fo:font-weight="bold" style:font-size-asian="18pt" style:font-weight-asian="bold" style:font-size-complex="18pt" style:language-complex="ar" style:country-complex="SA"/>
    </style:style>
    <style:style style:name="T70" style:family="text">
      <style:text-properties fo:color="#000000" style:font-name="TheSansMonoConNormal" fo:font-size="18pt" fo:language="en" fo:country="GB" fo:font-weight="bold" officeooo:rsid="0019d8d1" fo:background-color="transparent" loext:char-shading-value="0" style:font-name-asian="Calibri" style:font-size-asian="18pt" style:font-weight-asian="bold" style:font-name-complex="TheSansMonoConNormal" style:font-size-complex="18pt" style:language-complex="ar" style:country-complex="SA"/>
    </style:style>
    <style:style style:name="T71" style:family="text">
      <style:text-properties fo:color="#000000" style:font-name="TheSansMonoConNormal" fo:font-size="18pt" fo:language="en" fo:country="GB" fo:font-weight="bold" officeooo:rsid="001af4ad" fo:background-color="transparent" loext:char-shading-value="0" style:font-name-asian="Calibri" style:font-size-asian="18pt" style:font-weight-asian="bold" style:font-name-complex="TheSansMonoConNormal" style:font-size-complex="18pt" style:language-complex="ar" style:country-complex="SA"/>
    </style:style>
    <style:style style:name="T72" style:family="text">
      <style:text-properties fo:color="#000000" style:font-name="TheSansMonoConNormal" fo:font-size="18pt" fo:language="en" fo:country="GB" fo:font-weight="bold" officeooo:rsid="001c5a1c" fo:background-color="transparent" loext:char-shading-value="0" style:font-name-asian="Calibri" style:font-size-asian="18pt" style:font-weight-asian="bold" style:font-name-complex="TheSansMonoConNormal" style:font-size-complex="18pt" style:language-complex="ar" style:country-complex="SA"/>
    </style:style>
    <style:style style:name="T73" style:family="text">
      <style:text-properties fo:color="#000000" style:font-name="TheSansMonoConNormal" fo:font-size="18pt" fo:language="en" fo:country="GB" fo:font-weight="bold" officeooo:rsid="0020a4ca" fo:background-color="transparent" loext:char-shading-value="0" style:font-name-asian="Calibri" style:font-size-asian="18pt" style:font-weight-asian="bold" style:font-name-complex="TheSansMonoConNormal" style:font-size-complex="18pt" style:language-complex="ar" style:country-complex="SA"/>
    </style:style>
    <style:style style:name="T74" style:family="text">
      <style:text-properties fo:color="#000000" style:font-name="TheSansMonoConNormal" fo:font-size="11pt" fo:language="en" fo:country="GB" officeooo:rsid="0019d8d1" fo:background-color="transparent" loext:char-shading-value="0" style:font-name-asian="Calibri" style:font-size-asian="11pt" style:font-name-complex="TheSansMonoConNormal" style:font-size-complex="11pt" style:language-complex="ar" style:country-complex="SA"/>
    </style:style>
    <style:style style:name="T75" style:family="text">
      <style:text-properties fo:color="#000000" style:font-name="TheSansMonoConNormal" fo:font-size="11pt" fo:language="en" fo:country="GB" officeooo:rsid="001af4ad" fo:background-color="transparent" loext:char-shading-value="0" style:font-name-asian="Calibri" style:font-size-asian="11pt" style:font-name-complex="TheSansMonoConNormal" style:font-size-complex="11pt" style:language-complex="ar" style:country-complex="SA"/>
    </style:style>
    <style:style style:name="T76" style:family="text">
      <style:text-properties fo:color="#000000" style:font-name="TheSansMonoConNormal" fo:font-size="11pt" fo:language="en" fo:country="GB" officeooo:rsid="001c5a1c" fo:background-color="transparent" loext:char-shading-value="0" style:font-name-asian="Calibri" style:font-size-asian="11pt" style:font-name-complex="TheSansMonoConNormal" style:font-size-complex="11pt" style:language-complex="ar" style:country-complex="SA"/>
    </style:style>
    <style:style style:name="T77" style:family="text">
      <style:text-properties fo:color="#000000" style:font-name="TheSansMonoConNormal" fo:font-size="11pt" fo:language="en" fo:country="GB" officeooo:rsid="0020a4ca" fo:background-color="transparent" loext:char-shading-value="0" style:font-name-asian="Calibri" style:font-size-asian="11pt" style:font-name-complex="TheSansMonoConNormal" style:font-size-complex="11pt" style:language-complex="ar" style:country-complex="SA"/>
    </style:style>
    <style:style style:name="T78" style:family="text">
      <style:text-properties officeooo:rsid="001af4ad"/>
    </style:style>
    <style:style style:name="T79" style:family="text">
      <style:text-properties officeooo:rsid="001c5a1c"/>
    </style:style>
    <style:style style:name="T80" style:family="text">
      <style:text-properties officeooo:rsid="0020a4ca"/>
    </style:style>
    <style:style style:name="T81" style:family="text">
      <style:text-properties officeooo:rsid="0027945b"/>
    </style:style>
    <style:style style:name="T82" style:family="text">
      <style:text-properties officeooo:rsid="0028e1dd"/>
    </style:style>
    <style:style style:name="T83" style:family="text">
      <style:text-properties officeooo:rsid="00295f4c"/>
    </style:style>
    <style:style style:name="T84" style:family="text">
      <style:text-properties officeooo:rsid="002b5e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E X P L O R A T I O N <text:s/>4<text:span text:style-name="T1">7</text:span></text:p>
      <text:p text:style-name="P58"/>
      <text:p text:style-name="P59"></text:p>
      <text:p text:style-name="P57"/>
      <text:p text:style-name="P22">Ranges, <text:span text:style-name="T56">Views, and Adaptors</text:span></text:p>
      <text:p text:style-name="P14"><text:span text:style-name="T5">From early in this book, I have talked about “ranges” with little more than a vague description of what a range truly is. In part because ranges are defined using fairly advanced features of C++ that I haven’t covered yet, and in part because the way C++ uses ranges, you don’t need to know much more about them. This exploration starts to unravel the mystery of ranges, and gives you some more fun adventures you can have with them, </text:span><text:span text:style-name="T8">including some very powerful coding techniques that use range views and range adaptors.</text:span></text:p>
      <text:h text:style-name="P50" text:outline-level="1"><text:span text:style-name="T4">Ranges</text:span></text:h>
      <text:p text:style-name="P14"><text:span text:style-name="T51">So far, you have encountered two kinds of ranges: vectors and iterator pairs. A vector is a range because it stores a series of values, and the range is </text:span><text:span text:style-name="T5">one way to </text:span><text:span text:style-name="T51">access those values. A pair of iterators can also express a range by dereferencing and incrementing the start iterator until it equals the end iterator.</text:span></text:p>
      <text:p text:style-name="P2"><text:span text:style-name="T51">More precisely, a range is characterized by a start iterator and an end sentinel. A </text:span><text:span text:style-name="Emphasis"><text:span text:style-name="T51">sentinel</text:span></text:span><text:span text:style-name="T51"> can be an end iterator but it doesn’t have to be. </text:span><text:span text:style-name="T6">A sentinel might be some other type that represents the end of the range. </text:span><text:span text:style-name="T9">A common implementation of linked lists uses a sentinel node to mark the end of the list because that can make the code simpler to write than trying to <text:s/>define an end iterator. Unless you want to implement a range type, you don’t need to concern yourself with sentinels other than to know that they exist.</text:span></text:p>
      <text:p text:style-name="P1"><text:span text:style-name="T9">So a range has a starting iterator and ending sentinel. The </text:span><text:span text:style-name="Code_20_Inline"><text:span text:style-name="T2">std::ranges::begin()</text:span></text:span><text:span text:style-name="T9"> function returns the start of the range, and </text:span><text:span text:style-name="Code_20_Inline"><text:span text:style-name="T2">std::ranges::end()</text:span></text:span><text:span text:style-name="T9"> returns the sentinel. Some code examples used </text:span><text:span text:style-name="Code_20_Inline"><text:span text:style-name="T2">data.begin()</text:span></text:span><text:span text:style-name="T9"> and </text:span><text:span text:style-name="Code_20_Inline"><text:span text:style-name="T2">data.end()</text:span></text:span><text:span text:style-name="T9">, which work for vectors, but not every range. The </text:span><text:span text:style-name="Code_20_Inline"><text:span text:style-name="T2">std::ranges</text:span></text:span><text:span text:style-name="T9"> functions work for all range types. </text:span><text:span text:style-name="T10">Just as the </text:span><text:span text:style-name="Code_20_Inline"><text:span text:style-name="T3">cbegin()</text:span></text:span><text:span text:style-name="T10"> member function returns a const_iterator, the </text:span><text:span text:style-name="Code_20_Inline"><text:span text:style-name="T3">std::ranges::cbegin()</text:span></text:span><text:span text:style-name="T10"> function does the same for any range.</text:span></text:p>
      <text:p text:style-name="P1"><text:soft-page-break/><text:span text:style-name="T10">If a rnage has a known size</text:span><text:span text:style-name="T9">, such as a </text:span><text:span text:style-name="Code_20_Inline"><text:span text:style-name="T2">vector</text:span></text:span><text:span text:style-name="T9">, </text:span><text:span text:style-name="T10">the </text:span><text:span text:style-name="Code_20_Inline"><text:span text:style-name="T3">std::ranges::size()</text:span></text:span><text:span text:style-name="T10"> function returns that size. The function is defined only for range types that can return their size quickly. <text:s/>O</text:span><text:span text:style-name="T9">thers, such as as </text:span><text:span text:style-name="Code_20_Inline"><text:span text:style-name="T2">istream_view</text:span></text:span><text:span text:style-name="T9">, </text:span><text:span text:style-name="T10">simply do not have a corresponding </text:span><text:span text:style-name="Code_20_Inline"><text:span text:style-name="T3">std::ranges::size()</text:span></text:span><text:span text:style-name="T10"> function. Similarly, </text:span><text:span text:style-name="Code_20_Inline"><text:span text:style-name="T3">std::ranges::empty()</text:span></text:span><text:span text:style-name="T10"> returns true if a range is empty, but is defined only if that can be determined without modifying the range. So you can’t use it to test whether an instance of </text:span><text:span text:style-name="Code_20_Inline"><text:span text:style-name="T3">std::ranges::istream_view</text:span></text:span><text:span text:style-name="T10"> is empty, but you can use it to test a </text:span><text:span text:style-name="Code_20_Inline"><text:span text:style-name="T3">vector</text:span></text:span><text:span text:style-name="T10">.</text:span></text:p>
      <text:p text:style-name="P2"><text:span text:style-name="T7">Listing 47-1 </text:span><text:span text:style-name="T10">demonstrates some of these range functions</text:span><text:span text:style-name="T7">.</text:span></text:p>
      <text:p text:style-name="P47"><text:span text:style-name="T53">Listing 47-1.</text:span><text:span text:style-name="T52"> </text:span><text:span text:style-name="T12">Demonstrating Range Functions</text:span></text:p>
      <text:p text:style-name="P27">import &lt;algorithm&gt;;</text:p>
      <text:p text:style-name="P24">import &lt;iostream&gt;;</text:p>
      <text:p text:style-name="P30"><text:span text:style-name="T15">import &lt;ranges&gt;;</text:span></text:p>
      <text:p text:style-name="P31"><text:span text:style-name="T14">import &lt;vector&gt;;</text:span></text:p>
      <text:p text:style-name="P31"><text:span text:style-name="T14"/></text:p>
      <text:p text:style-name="P31"><text:span text:style-name="T14">int main()</text:span></text:p>
      <text:p text:style-name="P31"><text:span text:style-name="T14">{</text:span></text:p>
      <text:p text:style-name="P31"><text:span text:style-name="T14"><text:s text:c="3"/>std::vector&lt;int&gt; data;</text:span></text:p>
      <text:p text:style-name="P31"><text:span text:style-name="T14"><text:s text:c="3"/>std::cout &lt;&lt; "Enter some numbers:\n";</text:span></text:p>
      <text:p text:style-name="P30"><text:span text:style-name="T15"><text:s text:c="3"/>std::ranges::copy(std::ranges::istream_view&lt;int&gt;(std::cin),</text:span></text:p>
      <text:p text:style-name="P30"><text:span text:style-name="T15"><text:s text:c="7"/>std::back_inserter(data));</text:span></text:p>
      <text:p text:style-name="P30"><text:span text:style-name="T15"/></text:p>
      <text:p text:style-name="P30"><text:span text:style-name="T15"><text:s text:c="4"/>std::cout &lt;&lt; "You entered " &lt;&lt; std::ranges::size(data) &lt;&lt; " values\n";</text:span></text:p>
      <text:p text:style-name="P30"><text:span text:style-name="T15"><text:s text:c="4"/>if (not std::ranges::empty(data))</text:span></text:p>
      <text:p text:style-name="P30"><text:span text:style-name="T15"><text:s text:c="4"/>{</text:span></text:p>
      <text:p text:style-name="P30"><text:span text:style-name="T15"><text:s text:c="7"/>std::ranges::sort(data);</text:span></text:p>
      <text:p text:style-name="P30"><text:span text:style-name="T15"><text:s text:c="7"/>auto start{ std::ranges::cbegin(data) };</text:span></text:p>
      <text:p text:style-name="P30"><text:span text:style-name="T15"><text:s text:c="7"/>auto middle{ start + std::ranges::size(data) / 2 };</text:span></text:p>
      <text:p text:style-name="P30"><text:span text:style-name="T15"><text:s text:c="7"/>std::cout &lt;&lt; "The median value is " &lt;&lt; *middle &lt;&lt; '\n';</text:span></text:p>
      <text:p text:style-name="P31"><text:span text:style-name="T15"><text:s text:c="4"/>}</text:span></text:p>
      <text:p text:style-name="P29"><text:span text:style-name="T19">}</text:span></text:p>
      <text:p text:style-name="P4"><text:span text:style-name="T11">Given an iterator and a compatible sentinel, you can define a range by constructing a std::ranges::subrange object by passing the iterator and sentinel to the constructor. The subrange does not copy any elements from the source range. It just holds onto the iterator and sentinel. Just as std::advance advances an iterator and std::next() returns a new iterator, the subrange class implements the advance() member function to advance the start iterator. The next() member function returns a new subrange with a start position advanced by one. Both functions take an argument to advance by more than one position. For example, the following prints the numbers 3, 4, and 5 to the standard output:</text:span></text:p>
      <text:p text:style-name="Code">std::vector&lt;int&gt; data{ 1, 2, 3, 4, 5 };</text:p>
      <text:p text:style-name="Code">std::ranges::subrange sub{ std::ranges::begin(data), std::ranges::end(data) };</text:p>
      <text:p text:style-name="Code">std::ranges::copy(sub.next(2), std::ostream_iterator&lt;int&gt;(std::cout, "\n"));</text:p>
      <text:p text:style-name="Body_20_Text_20_Cont">Just as <text:span text:style-name="T57">iterators come in different flavors, so do ranges. <text:s/>An input range is one with an input iterator as its start iterator. An output range has a starting output iterator. </text:span><text:span text:style-name="T36">The other iterator types also have corresponding range types: forward_range, </text:span><text:soft-page-break/><text:span text:style-name="T36">bidirectional_range, random_access_range, and contiguous_range. The behavior and restrictions on a range are the same as they are for their respective iterators. </text:span></text:p>
      <text:p text:style-name="P5"><text:span text:style-name="T36">R</text:span><text:span text:style-name="T35">anges have additional characteristics, such as </text:span><text:span text:style-name="Code_20_Inline"><text:span text:style-name="T59">common_range</text:span></text:span><text:span text:style-name="T35">, which is when the sentinel type is the same as the starting iterator type. All of the container types in the standard library (such as </text:span><text:span text:style-name="Code_20_Inline"><text:span text:style-name="T59">vector</text:span></text:span><text:span text:style-name="T35">) are common ranges. A </text:span><text:span text:style-name="Code_20_Inline"><text:span text:style-name="T59">viewable_range</text:span></text:span><text:span text:style-name="T35"> is a range can be used as a view, which is the topic of the next section.</text:span></text:p>
      <text:h text:style-name="P52" text:outline-level="1"><text:span text:style-name="T56">Range </text:span><text:span text:style-name="T4">Views</text:span></text:h>
      <text:p text:style-name="P15"><text:span text:style-name="T58">A view is a special kind of range that features lightweight copying. </text:span><text:span text:style-name="T37">Copying a view just makes another view that looks the same as the original view. </text:span><text:span text:style-name="T38">Destroying a view (such as when the view goes out of scope) is instant because no elements in the viewed range are destroyed. A subrange is a kind of view, and other kinds of view include single_view, which takes a single object and makes it look like a range of size one.</text:span></text:p>
      <text:p text:style-name="P6"><text:span text:style-name="T64">The </text:span><text:span text:style-name="Code_20_Inline"><text:span text:style-name="T65">std::ranges::i</text:span></text:span><text:span text:style-name="Code_20_Inline"><text:span text:style-name="T64">ota_view</text:span></text:span><text:span text:style-name="T64"> type is similar to the sequence class of Listing 44-5. It takes one or two arguments and yields a range of integers </text:span><text:span text:style-name="T38">with a starting value and an optional sentinel value. Without the sentinel value, the range goes on forever until the integer value wraps around and repeats.</text:span></text:p>
      <text:p text:style-name="P8"><text:span text:style-name="T39">One interesting aspect of the view types is that you can construct one in two different ways. Calling </text:span><text:span text:style-name="Code_20_Inline"><text:span text:style-name="T60">std::ranges::view::iota(start)</text:span></text:span><text:span text:style-name="T39"> function is equivalent to constructing </text:span><text:span text:style-name="Code_20_Inline"><text:span text:style-name="T60">std::ranges::iota_view{start}</text:span></text:span><text:span text:style-name="T39">. Ditto for passing two arguments.</text:span></text:p>
      <text:p text:style-name="P7"><text:span text:style-name="T39">E</text:span><text:span text:style-name="T35">xperiment with </text:span><text:span text:style-name="Code_20_Inline"><text:span text:style-name="T59">std::ranges::single_view</text:span></text:span><text:span text:style-name="T35">. </text:span><text:span text:style-name="T46">Write a program that reads a single integer from the user, constructs a </text:span><text:span text:style-name="Code_20_Bold"><text:span text:style-name="T50">single_view</text:span></text:span><text:span text:style-name="T46">, and uses a ranged for loop to print every element of the view.</text:span><text:span text:style-name="T47"> Compare your program with mine in Listing 47-2.</text:span></text:p>
      <text:p text:style-name="P48"><text:span text:style-name="T53">Listing 47-</text:span><text:span text:style-name="T55">2</text:span><text:span text:style-name="T53">.</text:span><text:span text:style-name="T52"> </text:span><text:span text:style-name="T12">Demonstrating Range Functions</text:span></text:p>
      <text:p text:style-name="P25">import &lt;iostream&gt;;</text:p>
      <text:p text:style-name="P34"><text:span text:style-name="T15">import &lt;ranges&gt;;</text:span></text:p>
      <text:p text:style-name="P32"><text:span text:style-name="T14"/></text:p>
      <text:p text:style-name="P32"><text:span text:style-name="T14">int main()</text:span></text:p>
      <text:p text:style-name="P32"><text:span text:style-name="T14">{</text:span></text:p>
      <text:p text:style-name="P32"><text:span text:style-name="T14"><text:s text:c="4"/></text:span><text:span text:style-name="T16">std::cout &lt;&lt; "Enter an integer: ";</text:span></text:p>
      <text:p text:style-name="P32"><text:span text:style-name="T16"><text:s text:c="4"/>int input{};</text:span></text:p>
      <text:p text:style-name="P32"><text:span text:style-name="T16"><text:s text:c="4"/>if (std::cin &gt;&gt; input)</text:span></text:p>
      <text:p text:style-name="P32"><text:span text:style-name="T16"><text:s text:c="4"/>{</text:span></text:p>
      <text:p text:style-name="P32"><text:span text:style-name="T16"><text:s text:c="8"/>for (auto x : std::ranges::si</text:span><text:span text:style-name="T18">ng</text:span><text:span text:style-name="T16">le_view{input}) {</text:span></text:p>
      <text:p text:style-name="P32"><text:span text:style-name="T16"><text:s text:c="12"/>std::cout &lt;&lt; x &lt;&lt; '\n';</text:span></text:p>
      <text:p text:style-name="P32"><text:span text:style-name="T16"><text:s text:c="8"/>}</text:span></text:p>
      <text:p text:style-name="P32"><text:span text:style-name="T16"><text:s text:c="4"/>}</text:span></text:p>
      <text:p text:style-name="P35"><text:span text:style-name="T16">}</text:span></text:p>
      <text:h text:style-name="P51" text:outline-level="1"><text:soft-page-break/><text:span text:style-name="T56">Range </text:span>Pipelines</text:h>
      <text:p text:style-name="Body_20_Text_20_First">Range views <text:span text:style-name="T65">are cute, but what good are they? The standard library </text:span><text:span text:style-name="T39">defines the vertical bar operator (</text:span><text:span text:style-name="Code_20_Inline"><text:span text:style-name="T60">|</text:span></text:span><text:span text:style-name="T39">) as a pipeline operator, capable of piping data from a range into a pipeline of views. For example, suppose you are writing the scoring software for an judging event. The rules for scoring are to discard the high and low scores, </text:span><text:span text:style-name="T40">and compute the mean of the remaining scores. You can do this with iterators, but it would be clumsy adjusting the start and end iterators. Or you could just modify the vector that stores the scores to remove the first and last. Or you can use views, as shown in Listing 47-3.</text:span></text:p>
      <text:p text:style-name="P49"><text:span text:style-name="T53">Listing 47-</text:span><text:span text:style-name="T54">3</text:span><text:span text:style-name="T53">.</text:span><text:span text:style-name="T52"> </text:span><text:span text:style-name="T13">Computing Scores By Using Views</text:span></text:p>
      <text:p text:style-name="P27">import &lt;algorithm&gt;;</text:p>
      <text:p text:style-name="P26">import &lt;iostream&gt;;</text:p>
      <text:p text:style-name="P37"><text:span text:style-name="T15">import &lt;ranges&gt;;</text:span></text:p>
      <text:p text:style-name="P38"><text:span text:style-name="T15">i</text:span><text:span text:style-name="T14">mport &lt;vector&gt;;</text:span></text:p>
      <text:p text:style-name="P33"><text:span text:style-name="T14"/></text:p>
      <text:p text:style-name="P33"><text:span text:style-name="T14">int main()</text:span></text:p>
      <text:p text:style-name="P33"><text:span text:style-name="T14">{</text:span></text:p>
      <text:p text:style-name="P39"><text:span text:style-name="T20"><text:s text:c="4"/></text:span><text:span text:style-name="T21">std::cout &lt;&lt; "Enter </text:span><text:span text:style-name="T22">the scores</text:span><text:span text:style-name="T21">: ";</text:span></text:p>
      <text:p text:style-name="P39"><text:span text:style-name="T21"><text:s text:c="4"/></text:span><text:span text:style-name="T22">std::vector&lt;</text:span><text:span text:style-name="T21">int</text:span><text:span text:style-name="T22">&gt;</text:span><text:span text:style-name="T21"> </text:span><text:span text:style-name="T22">scores</text:span><text:span text:style-name="T21">{};</text:span></text:p>
      <text:p text:style-name="P39"><text:span text:style-name="T21"><text:s text:c="4"/></text:span><text:span text:style-name="T22">std::ranges::copy(std::ranges::istream_view&lt;int&gt;(std::cin),</text:span></text:p>
      <text:p text:style-name="P39"><text:span text:style-name="T22"><text:s text:c="8"/>std::back_inserter(scores));</text:span></text:p>
      <text:p text:style-name="P39"><text:span text:style-name="T22"><text:s text:c="4"/>std::ranges::sort(scores);</text:span></text:p>
      <text:p text:style-name="P39"><text:span text:style-name="T22"><text:s text:c="4"/>auto drop_high{ scores | std::ranges::views::take(scores.size() - 1) };</text:span></text:p>
      <text:p text:style-name="P39"><text:span text:style-name="T22"><text:s text:c="4"/>auto remaining_scores{ drop_high | std::ranges::views::drop(1) };</text:span></text:p>
      <text:p text:style-name="P39"><text:span text:style-name="T22"/></text:p>
      <text:p text:style-name="P39"><text:span text:style-name="T22"><text:s text:c="4"/>int sum{0};</text:span></text:p>
      <text:p text:style-name="P39"><text:span text:style-name="T22"><text:s text:c="4"/>int count{0};</text:span></text:p>
      <text:p text:style-name="P39"><text:span text:style-name="T22"><text:s text:c="4"/>for (int score : remaining_scores)</text:span></text:p>
      <text:p text:style-name="P33"><text:span text:style-name="T16"><text:s text:c="4"/>{</text:span></text:p>
      <text:p text:style-name="P33"><text:span text:style-name="T16"><text:s text:c="8"/></text:span><text:span text:style-name="T17">++count;</text:span></text:p>
      <text:p text:style-name="P33"><text:span text:style-name="T17"><text:s text:c="8"/>sum += score;</text:span></text:p>
      <text:p text:style-name="P33"><text:span text:style-name="T16"><text:s text:c="4"/>}</text:span></text:p>
      <text:p text:style-name="P33"><text:span text:style-name="T16"><text:s text:c="4"/></text:span><text:span text:style-name="T17">std::cout &lt;&lt; "mean score is " &lt;&lt; sum / count &lt;&lt; '\n';</text:span></text:p>
      <text:p text:style-name="P36"><text:span text:style-name="T14">}</text:span></text:p>
      <text:p text:style-name="P9"><text:span text:style-name="T66">What is noteworthy about the </text:span><text:span text:style-name="Code_20_Inline"><text:span text:style-name="T66">take</text:span></text:span><text:span text:style-name="T66"> and </text:span><text:span text:style-name="Code_20_Inline"><text:span text:style-name="T61">drop</text:span></text:span><text:span text:style-name="T66"> views, as with other views, is that the vector of scores is never copied. Instead, the vector is traversed once, and the relevant scores are tallied with little overhead. What makes these pipelines so effective are special views that </text:span><text:span text:style-name="T40">perform processing on their data. These special views are called </text:span><text:span text:style-name="Emphasis"><text:span text:style-name="T40">range adaptors</text:span></text:span><text:span text:style-name="T40">, and are the subject of the next section.</text:span></text:p>
      <text:h text:style-name="P50" text:outline-level="1"><text:soft-page-break/><text:span text:style-name="T56">Range </text:span><text:span text:style-name="T4">Adaptor</text:span>s</text:h>
      <text:p text:style-name="P16"><text:span text:style-name="T66">A range adaptor is another way to create a view </text:span><text:span text:style-name="T41">when given </text:span><text:span text:style-name="T66">a range. The standard library includes several useful range adaptors, and third-parties are likely to add many more.</text:span></text:p>
      <text:h text:style-name="P53" text:outline-level="2">The <text:span text:style-name="Code_20_Inline"><text:span text:style-name="T68">drop</text:span></text:span> View</text:h>
      <text:p text:style-name="P17"><text:span text:style-name="T67">The </text:span><text:span text:style-name="Code_20_Inline"><text:span text:style-name="T67">std::ranges::view::drop</text:span></text:span><text:span text:style-name="T67"> adaptor takes an integer argument and skips over that many elements of the input range, passing through all subsequent elements. For example, to skip the first two </text:span><text:span text:style-name="T41">characters of a string (which is a range of characters, after all):</text:span></text:p>
      <text:p text:style-name="Code">std::string <text:span text:style-name="T29">string</text:span>{"string"};</text:p>
      <text:p text:style-name="P40"><text:span text:style-name="T67">auto ring = </text:span><text:span text:style-name="T29">string</text:span><text:span text:style-name="T67"> | std::ranges::views::drop(2);</text:span></text:p>
      <text:p text:style-name="P10">The <text:span text:style-name="Code_20_Inline">drop_while</text:span> adaptor is similar, but it takes a predicate instead of a count. It skips elements until the predicate returns true, and iterates that element followed by all remaining elements after that.</text:p>
      <text:h text:style-name="P53" text:outline-level="2">The <text:span text:style-name="Code_20_Inline"><text:span text:style-name="T69">filter</text:span></text:span> View</text:h>
      <text:p text:style-name="P17"><text:span text:style-name="T41">Use </text:span><text:span text:style-name="Code_20_Inline"><text:span text:style-name="T67">std::ranges::</text:span></text:span><text:span text:style-name="Code_20_Inline"><text:span text:style-name="T62">view::filter(predicate)</text:span></text:span><text:span text:style-name="T41"> to select only elements of the input range that pass a predicate. As usual, this can be a function, functor, or lambda. For example, to select only values greater than zero:</text:span></text:p>
      <text:p text:style-name="P23"><text:span text:style-name="T48">auto positives </text:span><text:span text:style-name="T49">=</text:span><text:span text:style-name="T48"> </text:span><text:span text:style-name="T49">d</text:span><text:span text:style-name="T48">ata </text:span></text:p>
      <text:p text:style-name="P40"><text:span text:style-name="T23"><text:s text:c="4"/>| std::ranges::views::filter([](auto value) { return value &gt; 0; });</text:span></text:p>
      <text:h text:style-name="P54" text:outline-level="2"><text:span text:style-name="T67">The </text:span><text:span text:style-name="Code_20_Inline"><text:span text:style-name="T70">join</text:span></text:span><text:span text:style-name="T67"> View</text:span></text:h>
      <text:p text:style-name="P17"><text:span text:style-name="T41">Flatten a range of ranges into a single range with </text:span><text:span text:style-name="Code_20_Inline"><text:span text:style-name="T67">std::ranges::</text:span></text:span><text:span text:style-name="Code_20_Inline"><text:span text:style-name="T62">view::</text:span></text:span><text:span text:style-name="Code_20_Inline"><text:span text:style-name="T74">join</text:span></text:span><text:span text:style-name="T41">. A common use of join is to join a range of strings into a single </text:span><text:span text:style-name="T45">range of characters</text:span><text:span text:style-name="T41">. For example:</text:span></text:p>
      <text:p text:style-name="P28">std::vector&lt;std::string&gt; words{ "this", " ", "<text:span text:style-name="T84">is </text:span>an", " ", "example" };</text:p>
      <text:p text:style-name="P40"><text:span text:style-name="T26">auto sentence = words </text:span><text:span text:style-name="T23">| std::ranges::views::</text:span><text:span text:style-name="T26">join</text:span><text:span text:style-name="T23">;</text:span></text:p>
      <text:h text:style-name="P54" text:outline-level="2"><text:span text:style-name="T67">The </text:span><text:span text:style-name="Code_20_Inline"><text:span text:style-name="T70">keys</text:span></text:span><text:span text:style-name="T67"> View</text:span></text:h>
      <text:p text:style-name="P17"><text:span text:style-name="T41">Iterating over a map yields a pair of a key and a value for each element. Often, you need to iterate only over the keys, which you can do with </text:span><text:span text:style-name="Code_20_Inline"><text:span text:style-name="T62">std::ranges::view::keys</text:span></text:span><text:span text:style-name="T41">. For example:</text:span></text:p>
      <text:p text:style-name="P40"><text:span text:style-name="T26">std::map&lt;std::string, int&gt; barn{ {"horse", 3}, {"dog", 4}, {"cat", 0} };</text:span></text:p>
      <text:p text:style-name="P40"><text:span text:style-name="T26">for (auto const&amp; animal : barn </text:span><text:span text:style-name="T23">| std::ranges::views::</text:span><text:span text:style-name="T26">keys)<text:line-break/> <text:s text:c="3"/>std::cout &lt;&lt; animal &lt;&lt; '\n';</text:span></text:p>
      <text:h text:style-name="P54" text:outline-level="2"><text:soft-page-break/><text:span text:style-name="T67">The </text:span><text:span text:style-name="Code_20_Inline"><text:span text:style-name="T70">reverse</text:span></text:span><text:span text:style-name="T67"> View</text:span></text:h>
      <text:p text:style-name="P17"><text:span text:style-name="T41">If a range is bidirectional, the </text:span><text:span text:style-name="Code_20_Inline"><text:span text:style-name="T62">std::ranges::views::reverse</text:span></text:span><text:span text:style-name="T41"> adapter iterates it in reverse order. For example:</text:span></text:p>
      <text:p text:style-name="P45"><text:span text:style-name="T26">std::map&lt;std::string, int&gt; barn{ {"horse", 3}, {"dog", 4}, {"cat", 0} };</text:span></text:p>
      <text:p text:style-name="P45"><text:span text:style-name="T26">auto animals{ barn </text:span><text:span text:style-name="T23">| </text:span><text:span text:style-name="T24">std::ranges::views::reverse | </text:span><text:span text:style-name="T23">std::ranges::views::</text:span><text:span text:style-name="T26">keys };</text:span></text:p>
      <text:p text:style-name="P40"><text:span text:style-name="T26">for (auto const&amp; animal : animals)<text:line-break/> <text:s text:c="3"/>std::cout &lt;&lt; animal &lt;&lt; '\n';</text:span></text:p>
      <text:h text:style-name="P56" text:outline-level="2"><text:span text:style-name="T67">The </text:span><text:span text:style-name="Code_20_Inline"><text:span text:style-name="T71">t</text:span></text:span><text:span text:style-name="Code_20_Inline"><text:span text:style-name="T73">ransform</text:span></text:span><text:span text:style-name="T67"> View</text:span></text:h>
      <text:p text:style-name="P20"><text:span text:style-name="T67">The </text:span><text:span text:style-name="Code_20_Inline"><text:span text:style-name="T67">std::ranges::view::</text:span></text:span><text:span text:style-name="Code_20_Inline"><text:span text:style-name="T75">t</text:span></text:span><text:span text:style-name="Code_20_Inline"><text:span text:style-name="T77">ransform</text:span></text:span><text:span text:style-name="T67"> adaptor takes an </text:span><text:span text:style-name="T44">function or lambda </text:span><text:span text:style-name="T67">argument and </text:span><text:span text:style-name="T44">passes each element of the range to that function, replacing the element with the value returned from the function.</text:span><text:span text:style-name="T67"> For example, to </text:span><text:span text:style-name="T80">change a range of strings into a range of integer string lengths</text:span><text:span text:style-name="T41">, </text:span><text:span text:style-name="T44">and then to keep only lengths greater than three:</text:span></text:p>
      <text:p text:style-name="P44"><text:span text:style-name="T80">std::vector&lt;</text:span>std::string<text:span text:style-name="T80">&gt;</text:span> <text:span text:style-name="T29">string</text:span><text:span text:style-name="T32">s</text:span>{"string", "<text:span text:style-name="T80">one", "two", "testing" </text:span>};</text:p>
      <text:p text:style-name="P44"><text:span text:style-name="T80">auto sizes = strings </text:span></text:p>
      <text:p text:style-name="P44"><text:span text:style-name="T80"><text:s text:c="4"/>| std::ranges::views::transform([](auto&amp;&amp; str) { return str.size()</text:span><text:span text:style-name="T78">; </text:span><text:span text:style-name="T80">})</text:span></text:p>
      <text:p text:style-name="P44"><text:s text:c="4"/><text:span text:style-name="T80">| std::ranges::views::filter([](auto size) { return size &gt; 3; });</text:span></text:p>
      <text:h text:style-name="P56" text:outline-level="2"><text:span text:style-name="T67">The </text:span><text:span text:style-name="Code_20_Inline"><text:span text:style-name="T71">take</text:span></text:span><text:span text:style-name="T67"> View</text:span></text:h>
      <text:p text:style-name="P18"><text:span text:style-name="T67">The </text:span><text:span text:style-name="Code_20_Inline"><text:span text:style-name="T67">std::ranges::view::</text:span></text:span><text:span text:style-name="Code_20_Inline"><text:span text:style-name="T75">take</text:span></text:span><text:span text:style-name="T67"> adaptor takes an integer argument and </text:span><text:span text:style-name="T42">yields </text:span><text:span text:style-name="T67">that many elements of the input range, </text:span><text:span text:style-name="T42">starting with the first</text:span><text:span text:style-name="T67">. For example, to </text:span><text:span text:style-name="T42">keep only</text:span><text:span text:style-name="T67"> the first t</text:span><text:span text:style-name="T78">hree</text:span><text:span text:style-name="T67"> </text:span><text:span text:style-name="T41">characters of a string:</text:span></text:p>
      <text:p text:style-name="P41">std::string <text:span text:style-name="T29">string</text:span>{"string"};</text:p>
      <text:p text:style-name="P46"><text:span text:style-name="T34">std::ranges::copy(</text:span><text:span text:style-name="T29">string</text:span><text:span text:style-name="T67"> | std::ranges::views::</text:span><text:span text:style-name="T30">take</text:span><text:span text:style-name="T67">(</text:span><text:span text:style-name="T78">3</text:span><text:span text:style-name="T67">),</text:span></text:p>
      <text:p text:style-name="P46"><text:span text:style-name="T67"><text:s text:c="5"/></text:span><text:span text:style-name="T83">std::ostreambuf_iterator(std::cout));</text:span></text:p>
      <text:p text:style-name="P11"><text:span text:style-name="T78">The </text:span><text:span text:style-name="Code_20_Inline"><text:span text:style-name="T75">take</text:span></text:span><text:span text:style-name="Code_20_Inline"><text:span text:style-name="T78">_while</text:span></text:span><text:span text:style-name="T78"> adaptor is similar, but it takes a predicate instead of a count. </text:span><text:span text:style-name="T42">The </text:span><text:span text:style-name="Code_20_Inline"><text:span text:style-name="T63">take_while</text:span></text:span><text:span text:style-name="T42"> adapter iterates elements until the predicate returns false, after which it stops iterating for the remainder of the input range.</text:span></text:p>
      <text:h text:style-name="P55" text:outline-level="2"><text:span text:style-name="T67">The </text:span><text:span text:style-name="Code_20_Inline"><text:span text:style-name="T72">values</text:span></text:span><text:span text:style-name="T67"> View</text:span></text:h>
      <text:p text:style-name="P19"><text:span text:style-name="T41">Iterating over a map yields a pair of a key and a value for each element. Often, you need to iterate only over the </text:span><text:span text:style-name="T43">values</text:span><text:span text:style-name="T41">, which you can do with </text:span><text:span text:style-name="Code_20_Inline"><text:span text:style-name="T62">std::ranges::view::</text:span></text:span><text:span text:style-name="Code_20_Inline"><text:span text:style-name="T76">values</text:span></text:span><text:span text:style-name="T41">. For example:</text:span></text:p>
      <text:p text:style-name="P43"><text:span text:style-name="T26">std::map&lt;std::string, int&gt; barn{ {"horse", 3}, {"dog", 4}, {"cat", 0} };</text:span></text:p>
      <text:p text:style-name="P42"><text:span text:style-name="T26">i</text:span><text:span text:style-name="T25">nt total{0};</text:span></text:p>
      <text:p text:style-name="P43"><text:span text:style-name="T26">for (auto </text:span><text:span text:style-name="T27">count </text:span><text:span text:style-name="T26">: barn </text:span><text:span text:style-name="T23">| std::ranges::views::</text:span><text:span text:style-name="T27">values</text:span><text:span text:style-name="T26">)<text:line-break/> <text:s text:c="3"/></text:span><text:span text:style-name="T27">total += count;</text:span></text:p>
      <text:p text:style-name="P12">This was not an exhaustive list, although it covered most view adaptors. The examples illustrated a few of the ways that view adaptors can be assembled using <text:soft-page-break/>pipelines. C++ offers a little flexibility if you prefer function call syntax. The following pipelines all do the same thing:</text:p>
      <text:p text:style-name="Code"><text:span text:style-name="T33">auto</text:span> data{ std::ranges::views::iota(0, 10) }; // [0, 10)</text:p>
      <text:p text:style-name="P43"><text:span text:style-name="T79">auto demo1 = data | std::ranges::views::</text:span><text:span text:style-name="T31">drop(2) | std::ranges::views::take(5);</text:span></text:p>
      <text:p text:style-name="P42"><text:span text:style-name="T28">auto demo2 = std::ranges::views::drop(data, 2) | std::ranges::views::take(5);</text:span></text:p>
      <text:p text:style-name="P42"><text:span text:style-name="T28">auto demo3 = std::ranges::views::take(std::ranges::views::drop(data, 2), 5);</text:span></text:p>
      <text:p text:style-name="P42"><text:span text:style-name="T28">auto demo4 = std::ranges::views::take(5)(std::ranges::views::drop(2)(data));</text:span></text:p>
      <text:p text:style-name="P3"><text:span text:style-name="T79">S</text:span>o many programs involve iterating over a range. It is, perhaps, the most fundamental aspect of programming. Languages offer a variety of constructs for iterating over a range, and C++ has three different kinds of loops. In the end, you can do everything with a ranged for loop, ranges, views, and adaptors.</text:p>
      <text:p text:style-name="P13"><text:span text:style-name="T79">Now i</text:span>t’s time to pick up a few more important C++ programming techniques. The next Exploration introduces exceptions and exception-handling, necessary topics for properly handling programmer and user erro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2"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Mono" svg:font-family="'Liberation Mono'" style:font-family-generic="modern" style:font-pitch="fixed"/>
    <style:font-face style:name="TheSansMonoConNormal1" svg:font-family="TheSansMonoConNormal" style:font-family-generic="swiss" style:font-pitch="fixed"/>
    <style:font-face style:name="ZapfDingbats1" svg:font-family="ZapfDingbats" style:font-family-generic="decorative" style:font-pitch="variable"/>
    <style:font-face style:name="ZapfDingbats" svg:font-family="ZapfDingbats, 'MS Mincho'"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2"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Index" style:family="paragraph" style:parent-style-name="Standard" style:class="index">
      <style:paragraph-properties text:number-lines="false" text:line-number="0"/>
      <style:text-properties style:font-size-asian="12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2" fo:font-family="TheSansMonoConNormal" style:font-family-generic="swiss" style:font-pitch="variable" fo:font-size="10pt" fo:language="en" fo:country="US" fo:font-weight="bold" style:font-size-asian="10pt" style:language-asian="en" style:country-asian="US" style:font-weight-asian="bold"/>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2"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2"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2"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Default_20_Paragraph_20_Font" style:display-name="Default Paragraph Font" style:family="text"/>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9z0" style:family="text"/>
    <style:style style:name="WW8Num11z0"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style:font-name="Courier New"/>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style:font-name="Courier New"/>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style:font-name="Courier New"/>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style:font-name="Courier New"/>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style:font-name="Courier New"/>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style:font-name="Courier New"/>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style:font-name="Courier New"/>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style:font-name="Courier New"/>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style:font-name="Courier New"/>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style:font-name="Courier New"/>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style:font-name="Courier New"/>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style:font-name="Courier New"/>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style:font-name="Courier New"/>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style:font-name="Courier New"/>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style:font-name="Courier New"/>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2.2$Linux_X86_64 LibreOffice_project/40$Build-2</meta:generator>
    <dc:title>Exploring C++ 20</dc:title>
    <meta:creation-date>2020-04-08T11:52:02.177405502</meta:creation-date>
    <dc:language>en-US</dc:language>
    <meta:editing-cycles>22</meta:editing-cycles>
    <meta:editing-duration>PT1H28M44S</meta:editing-duration>
    <meta:initial-creator>Ray Lischner</meta:initial-creator>
    <dc:date>2020-04-08T23:24:53.889799960</dc:date>
    <dc:creator>Ray Lischner</dc:creator>
    <meta:document-statistic meta:table-count="0" meta:image-count="0" meta:object-count="0" meta:page-count="7" meta:paragraph-count="130" meta:word-count="1930" meta:character-count="12563" meta:non-whitespace-character-count="10551"/>
    <meta:user-defined meta:name="Chapter Number">47</meta:user-defined>
    <meta:template xlink:type="simple" xlink:actuate="onRequest" xlink:title="Apress Template" xlink:href="../../../../../.config/libreoffice/4/user/template/Apress_Styles_020805.ott" meta:date="2020-04-08T11:52:01.584753300"/>
  </office:meta>
</office:document-meta>
</file>